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fill-color="#c0c0c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end="Arrow" draw:marker-end-width="0.2cm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padding-top="0cm" fo:padding-bottom="0cm" fo:padding-left="0.1cm" fo:padding-right="0.1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/>
    </style:style>
    <style:style style:name="P4" style:family="paragraph">
      <style:paragraph-properties fo:text-align="center"/>
      <style:text-properties fo:font-size="11pt"/>
    </style:style>
    <style:style style:name="P5" style:family="paragraph">
      <style:paragraph-properties fo:margin-left="0cm" fo:margin-right="0cm" fo:text-align="center" fo:text-indent="0cm"/>
      <style:text-properties fo:font-size="7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6pt"/>
    </style:style>
    <style:style style:name="T1" style:family="text">
      <style:text-properties fo:font-size="11pt"/>
    </style:style>
    <style:style style:name="T2" style:family="text">
      <style:text-properties fo:font-size="7pt"/>
    </style:style>
    <style:style style:name="T3" style:family="text">
      <style:text-properties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4cm" svg:height="4.2cm" svg:x="12.035cm" svg:y="8.33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3.2cm" svg:height="2.194cm" svg:x="3.935cm" svg:y="5.435cm">
          <text:p text:style-name="P2"><text:span text:style-name="T1">Aggregated 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2.6cm" svg:height="1.694cm" svg:x="1.235cm" svg:y="9.241cm">
          <text:p text:style-name="P2"><text:span text:style-name="T1">Partial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3" draw:layer="layout" svg:width="2.6cm" svg:height="1.694cm" svg:x="4.235cm" svg:y="9.241cm">
          <text:p text:style-name="P2"><text:span text:style-name="T1">Partial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4" draw:layer="layout" svg:width="2.6cm" svg:height="1.694cm" svg:x="7.235cm" svg:y="9.235cm">
          <text:p text:style-name="P2"><text:span text:style-name="T1">Partial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5.535cm" svg:y1="7.629cm" svg:x2="2.535cm" svg:y2="9.241cm" draw:start-shape="id1" draw:start-glue-point="2" draw:end-shape="id2" draw:end-glue-point="0">
          <text:p text:style-name="P6"/>
        </draw:connector>
        <draw:connector draw:style-name="gr3" draw:text-style-name="P1" draw:layer="layout" draw:type="line" svg:x1="5.535cm" svg:y1="7.629cm" svg:x2="5.535cm" svg:y2="9.241cm" draw:start-shape="id1" draw:start-glue-point="2" draw:end-shape="id3" draw:end-glue-point="0">
          <text:p text:style-name="P6"/>
        </draw:connector>
        <draw:connector draw:style-name="gr3" draw:text-style-name="P1" draw:layer="layout" draw:type="line" svg:x1="5.535cm" svg:y1="7.629cm" svg:x2="8.535cm" svg:y2="9.235cm" draw:start-shape="id1" draw:start-glue-point="2" draw:end-shape="id4" draw:end-glue-point="0">
          <text:p text:style-name="P6"/>
        </draw:connector>
        <draw:g draw:id="id5">
          <draw:custom-shape draw:style-name="gr4" draw:text-style-name="P1" draw:layer="layout" svg:width="1.4cm" svg:height="1.7cm" svg:x="15.335cm" svg:y="10.235cm">
            <text:p text:style-name="P6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1" draw:layer="layout" svg:width="1.4cm" svg:height="1.7cm" svg:x="15.235cm" svg:y="10.135cm">
            <text:p text:style-name="P6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4" draw:layer="layout" svg:width="1.4cm" svg:height="1.7cm" svg:x="15.135cm" svg:y="10.035cm">
            <text:p text:style-name="P3"><text:span text:style-name="T1">CSS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2" draw:text-style-name="P3" draw:id="id6" draw:layer="layout" svg:width="3.2cm" svg:height="2.194cm" svg:x="8.835cm" svg:y="17.235cm">
          <text:p text:style-name="P2"><text:span text:style-name="T1">WYSIWYG 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5.935cm" svg:y1="11.935cm" svg:x2="10.435cm" svg:y2="17.235cm" draw:start-shape="id5" draw:start-glue-point="2" draw:end-shape="id6" draw:end-glue-point="0">
          <text:p text:style-name="P6"/>
        </draw:connector>
        <draw:g draw:id="id7">
          <draw:custom-shape draw:style-name="gr4" draw:text-style-name="P1" draw:layer="layout" svg:width="1.4cm" svg:height="1.7cm" svg:x="12.935cm" svg:y="9.435cm">
            <text:p text:style-name="P6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1" draw:layer="layout" svg:width="1.4cm" svg:height="1.7cm" svg:x="12.835cm" svg:y="9.335cm">
            <text:p text:style-name="P6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5" draw:layer="layout" svg:width="1.4cm" svg:height="1.7cm" svg:x="12.735cm" svg:y="9.235cm">
            <text:p text:style-name="P5"><text:span text:style-name="T2">Schema / RelaxNG</text:span></text:p>
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6" draw:text-style-name="P1" draw:layer="layout" draw:type="line" svg:x1="13.535cm" svg:y1="11.135cm" svg:x2="11.235cm" svg:y2="12.941cm" draw:start-shape="id7" draw:start-glue-point="2" draw:end-shape="id8" draw:end-glue-point="0">
          <text:p text:style-name="P6"/>
        </draw:connector>
        <draw:frame draw:style-name="gr8" draw:text-style-name="P7" draw:layer="layout" svg:width="2.436cm" svg:height="0.247cm" svg:x="14.899cm" svg:y="8.435cm">
          <draw:text-box>
            <text:p text:style-name="P6"><text:span text:style-name="T3">Associated Documents</text:span></text:p>
          </draw:text-box>
        </draw:frame>
        <draw:custom-shape draw:style-name="gr2" draw:text-style-name="P3" draw:id="id8" draw:layer="layout" svg:width="2.6cm" svg:height="1.694cm" svg:x="9.935cm" svg:y="12.941cm">
          <text:p text:style-name="P2"><text:span text:style-name="T1">Valid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1.235cm" svg:y1="14.635cm" svg:x2="10.435cm" svg:y2="17.235cm" draw:start-shape="id8" draw:start-glue-point="2" draw:end-shape="id6" draw:end-glue-point="0">
          <text:p text:style-name="P6"/>
        </draw:connector>
        <draw:connector draw:style-name="gr6" draw:text-style-name="P1" draw:layer="layout" draw:type="line" svg:x1="8.535cm" svg:y1="10.929cm" svg:x2="11.235cm" svg:y2="12.941cm" draw:start-shape="id4" draw:start-glue-point="2" draw:end-shape="id8" draw:end-glue-point="0">
          <text:p text:style-name="P6"/>
        </draw:connector>
        <draw:connector draw:style-name="gr6" draw:text-style-name="P1" draw:layer="layout" draw:type="line" svg:x1="8.535cm" svg:y1="10.929cm" svg:x2="10.435cm" svg:y2="17.235cm" draw:start-shape="id4" draw:start-glue-point="2" draw:end-shape="id6" draw:end-glue-point="0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3$Build-8968</meta:generator>
    <meta:initial-creator>Andreas Wuest</meta:initial-creator>
    <meta:creation-date>2006-04-23T23:25:23</meta:creation-date>
    <dc:creator>Andreas Wuest</dc:creator>
    <dc:date>2006-04-24T00:13:27</dc:date>
    <dc:language>en-US</dc:language>
    <meta:editing-cycles>8</meta:editing-cycles>
    <meta:editing-duration>PT48M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